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Adrien</text:p>
          </table:table-cell>
          <table:table-cell table:style-name="Default" office:value-type="string" calcext:value-type="string">
            <text:p>Joe</text:p>
          </table:table-cell>
          <table:table-cell table:style-name="Default" office:value-type="string" calcext:value-type="string">
            <text:p>Mortimer</text:p>
          </table:table-cell>
          <table:table-cell table:style-name="Default" office:value-type="string" calcext:value-type="string">
            <text:p>Jules</text:p>
          </table:table-cell>
          <table:table-cell table:style-name="Default"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Lister les objectifs du 30/10/2023 au 20/11/23</text:p>
          </table:table-cell>
          <table:table-cell table:number-columns-repeated="5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ttributions des tâches et des rôles</text:p>
          </table:table-cell>
          <table:table-cell table:number-columns-repeated="5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ister les objectifs du 22/11/23 au 05/12/2023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number-columns-repeated="3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éalisation du gantt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Création du PowerPoint 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éunion Kick off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</table:table-row>
        <table:table-row table:style-name="ro1">
          <table:table-cell office:value-type="string" calcext:value-type="string">
            <text:p>Compte-rendu de réunion 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Plan projet v0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écupération des informations du site CheckThat 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</table:table-row>
        <table:table-row table:style-name="ro1">
          <table:table-cell office:value-type="string" calcext:value-type="string">
            <text:p>Récupération des informations du github CheckThat 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Lecture des rapports des équipes du 08/01/2024 au 17/01/2024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ecture des rapports des équipes du 18/01/2024 au 24/01/2024 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echerche des solutions utilisées du 18/01/2024 au 24/01/2024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echerche des solutions utilisées du 25/01/2024 au 06/02/2024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</table:table-row>
        <table:table-row table:style-name="ro1">
          <table:table-cell office:value-type="string" calcext:value-type="string">
            <text:p>Synthèse des rapports des équipes 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</table:table-row>
        <table:table-row table:style-name="ro1">
          <table:table-cell office:value-type="string" calcext:value-type="string">
            <text:p>Rapport choix de techno 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ontrôle qualité 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Plan projet v1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echerche prompt engineering</text:p>
          </table:table-cell>
          <table:table-cell office:value-type="percentage" office:value="1" calcext:value-type="percentage">
            <text:p>100,00 %</text:p>
          </table:table-cell>
          <table:table-cell table:number-columns-repeated="4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Implémentation LLM sur OSIRIM 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Fine-Tuning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Génération des différents résultats par le LLM 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nalyse des résultats</text:p>
          </table:table-cell>
          <table:table-cell office:value-type="percentage" office:value="0.5" calcext:value-type="percentage">
            <text:p>50,00 %</text:p>
          </table:table-cell>
          <table:table-cell table:number-columns-repeated="4" office:value-type="percentage" office:value="0" calcext:value-type="percentage">
            <text:p>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3:22.099872042</meta:creation-date>
    <dc:date>2024-03-12T16:02:44.866283032</dc:date>
    <meta:editing-duration>PT25M34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